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36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2 - Core Java Programming</text:p>
      <text:p text:style-name="Standard">1. Care sunt cele mai populare două medii de dezvoltare Java?</text:p>
      <text:p text:style-name="Standard"/>
      <text:p text:style-name="P1">a) NetBeans și Eclipse</text:p>
      <text:p text:style-name="Standard">b) NetBeans și Visual Studio</text:p>
      <text:p text:style-name="Standard">c) Visual Studio și Eclipse</text:p>
      <text:p text:style-name="Standard">d) Visual Studio și Dev++</text:p>
      <text:p text:style-name="Standard"/>
      <text:p text:style-name="Standard">2. Ce trebuie să pornim dacă vrem să construim un proiect, dar</text:p>
      <text:p text:style-name="Standard">nu și să-l rulăm?</text:p>
      <text:p text:style-name="P1">a) Build Project</text:p>
      <text:p text:style-name="Standard">b) Run Project</text:p>
      <text:p text:style-name="Standard">c) Clean Project</text:p>
      <text:p text:style-name="Standard">d) Debug Project</text:p>
      <text:p text:style-name="Standard"/>
      <text:p text:style-name="Standard">3. Dacă vrem să dăm refresh la toate fișierele proiectului (să le</text:p>
      <text:p text:style-name="Standard">compilăm din nou), ce opțiune vom folosi?</text:p>
      <text:p text:style-name="Standard"/>
      <text:p text:style-name="P1">a) Clean and Build</text:p>
      <text:p text:style-name="Standard">b) Run</text:p>
      <text:p text:style-name="Standard">c) Build Project</text:p>
      <text:p text:style-name="Standard">d) Debug</text:p>
      <text:p text:style-name="Standard"/>
      <text:p text:style-name="Standard">4. Dacă executăm o aplicație pas cu pas, înseamnă că:</text:p>
      <text:p text:style-name="Standard"/>
      <text:p text:style-name="P1">a) îi aplicăm procedeul de debug</text:p>
      <text:p text:style-name="Standard">b) plecăm</text:p>
      <text:p text:style-name="Standard">c) o verificăm</text:p>
      <text:p text:style-name="Standard">d) o testăm</text:p>
      <text:p text:style-name="Standard"/>
      <text:p text:style-name="Standard">5. Ce reprezintă marcajul?</text:p>
      <text:p text:style-name="Standard"/>
      <text:p text:style-name="P1">a) o eroare sintactică</text:p>
      <text:p text:style-name="Standard">b) o eroare logică</text:p>
      <text:p text:style-name="Standard">c) un punct de întrerupere</text:p>
      <text:p text:style-name="Standard">d) semnalează că executarea aplicației este în desfășurare</text:p>
      <text:p text:style-name="Standard"/>
      <text:p text:style-name="Standard">6. La ce folosește următoarea opțiune?</text:p>
      <text:p text:style-name="Standard"/>
      <text:p text:style-name="P1">a) la compilarea proiectului</text:p>
      <text:p text:style-name="Standard">b) la efectuarea procedeului de debug al proiectului</text:p>
      <text:p text:style-name="Standard">c) la oprirea proiectului</text:p>
      <text:p text:style-name="Standard">d) la construirea proiectului</text:p>
      <text:p text:style-name="Standard"/>
      <text:p text:style-name="Standard">7. În NetBeans, formatarea codului se poate face foarte simplu</text:p>
      <text:p text:style-name="Standard">folosind scurtătura:</text:p>
      <text:p text:style-name="P1">a) Alt-Shift-F</text:p>
      <text:p text:style-name="Standard">b) Ctrl-F-Shift</text:p>
      <text:p text:style-name="Standard">c) Shift-Alt-P</text:p>
      <text:p text:style-name="Standard"><text:soft-page-break/>d) Alt-F4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1:52:44.464000000</dc:date>
    <meta:editing-duration>PT2M8S</meta:editing-duration>
    <meta:editing-cycles>8</meta:editing-cycles>
    <meta:document-statistic meta:table-count="0" meta:image-count="0" meta:object-count="0" meta:page-count="2" meta:paragraph-count="39" meta:word-count="188" meta:character-count="1064" meta:non-whitespace-character-count="915"/>
  </office:meta>
</office:document-meta>
</file>